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layout-cache" manifest:media-type="application/binary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3257in" fo:margin-left="1.5486in" table:align="left"/>
    </style:style>
    <style:style style:name="Table1.A" style:family="table-column">
      <style:table-column-properties style:column-width="1.8007in"/>
    </style:style>
    <style:style style:name="Table1.B" style:family="table-column">
      <style:table-column-properties style:column-width="1.5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0899e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0e72d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899e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899e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fcc3" officeooo:paragraph-rsid="002f3c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normal" officeooo:paragraph-rsid="000899e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normal" officeooo:rsid="002aa271" officeooo:paragraph-rsid="002f3cb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weight="normal" officeooo:rsid="003358b7" officeooo:paragraph-rsid="003cd20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normal" officeooo:rsid="003358b7" officeooo:paragraph-rsid="003d874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weight="normal" officeooo:rsid="004edbf0" officeooo:paragraph-rsid="004edbf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weight="normal" officeooo:rsid="00530a72" officeooo:paragraph-rsid="0011653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weight="normal" officeooo:rsid="003fbdec" officeooo:paragraph-rsid="003d874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weight="normal" officeooo:rsid="0046c9bc" officeooo:paragraph-rsid="0046c9b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weight="bold" officeooo:rsid="00116536" officeooo:paragraph-rsid="0011653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weight="bold" officeooo:rsid="003358b7" officeooo:paragraph-rsid="003cd20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weight="bold" officeooo:rsid="0046c9bc" officeooo:paragraph-rsid="0046c9b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4f6e16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4f6e16" officeooo:paragraph-rsid="004f6e1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4f6e16" officeooo:paragraph-rsid="004f6e16"/>
    </style:style>
    <style:style style:name="P21" style:family="paragraph" style:parent-style-name="Table_20_Contents">
      <style:paragraph-properties fo:text-align="center" style:justify-single-word="false"/>
      <style:text-properties officeooo:rsid="004f6e16" officeooo:paragraph-rsid="00506827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090085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fa456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0899e4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582630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1fa456" officeooo:paragraph-rsid="001fa456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weight="normal" officeooo:paragraph-rsid="000899e4" style:font-weight-asian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weight="normal" officeooo:paragraph-rsid="00173695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weight="normal" officeooo:paragraph-rsid="00582630" style:font-weight-asian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weight="normal" officeooo:paragraph-rsid="001e155c" style:font-weight-asian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weight="normal" officeooo:paragraph-rsid="000e51bf" style:font-weight-asian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weight="normal" officeooo:paragraph-rsid="002f3cb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paragraph-rsid="000e51bf" style:font-weight-asian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weight="normal" officeooo:rsid="001becff" officeooo:paragraph-rsid="00474566" style:font-weight-asian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weight="normal" officeooo:rsid="001e155c" officeooo:paragraph-rsid="001e155c" style:font-weight-asian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weight="normal" officeooo:rsid="00218f14" officeooo:paragraph-rsid="00218f14" style:font-weight-asian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weight="normal" officeooo:rsid="000e72d9" officeooo:paragraph-rsid="002f3cb7" style:font-weight-asian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text-position="0% 100%" fo:font-weight="bold" officeooo:rsid="003358b7" officeooo:paragraph-rsid="004056bc" style:font-weight-asian="bold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style:text-position="0% 100%" fo:font-weight="bold" officeooo:rsid="00530a72" officeooo:paragraph-rsid="00582630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position="0% 100%" fo:font-weight="bold" officeooo:rsid="005fe1ec" officeooo:paragraph-rsid="005fe1ec" style:font-weight-asian="bold" style:font-weight-complex="bold"/>
    </style:style>
    <style:style style:name="P41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3358b7" officeooo:paragraph-rsid="004056bc" style:font-weight-asian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3358b7" officeooo:paragraph-rsid="004edbf0" style:font-weight-asian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3358b7" officeooo:paragraph-rsid="00408d22" style:font-weight-asian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3358b7" officeooo:paragraph-rsid="004dfba3" style:font-weight-asian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3358b7" officeooo:paragraph-rsid="00411e93" style:font-weight-asian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style:text-position="0% 100%" fo:font-weight="normal" officeooo:rsid="003358b7" officeooo:paragraph-rsid="00582630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text-position="0% 100%" fo:font-weight="normal" officeooo:rsid="002f3cb7" officeooo:paragraph-rsid="002f3cb7" style:font-weight-asian="normal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text-position="0% 100%" fo:font-weight="normal" officeooo:rsid="002a4666" officeooo:paragraph-rsid="002f3cb7" style:font-weight-asian="normal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text-position="0% 100%" fo:font-weight="normal" officeooo:rsid="00574ccb" officeooo:paragraph-rsid="00574ccb" style:font-weight-asian="normal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text-position="0% 100%" fo:font-weight="normal" officeooo:rsid="00574ccb" officeooo:paragraph-rsid="0064ae4a" style:font-weight-asian="normal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text-position="0% 100%" fo:font-weight="normal" officeooo:rsid="0046c9bc" officeooo:paragraph-rsid="005fe1ec" style:font-weight-asian="normal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font-weight="bold" officeooo:rsid="001cf0ca" officeooo:paragraph-rsid="00474566" style:font-weight-asian="bold" style:font-weight-complex="bold"/>
    </style:style>
    <style:style style:name="P53" style:family="paragraph" style:parent-style-name="Standard" style:list-style-name="L3">
      <style:paragraph-properties fo:text-align="start" style:justify-single-word="false"/>
      <style:text-properties fo:font-weight="bold" officeooo:paragraph-rsid="00474566" style:font-weight-asian="bold" style:font-weight-complex="bold"/>
    </style:style>
    <style:style style:name="P54" style:family="paragraph" style:parent-style-name="Standard" style:list-style-name="L3">
      <style:paragraph-properties fo:text-align="start" style:justify-single-word="false"/>
      <style:text-properties fo:font-weight="bold" officeooo:paragraph-rsid="001e155c" style:font-weight-asian="bold" style:font-weight-complex="bold"/>
    </style:style>
    <style:style style:name="P55" style:family="paragraph" style:parent-style-name="Standard" style:list-style-name="L3">
      <style:paragraph-properties fo:text-align="start" style:justify-single-word="false"/>
      <style:text-properties fo:font-weight="bold" officeooo:paragraph-rsid="000e51bf" style:font-weight-asian="bold" style:font-weight-complex="bold"/>
    </style:style>
    <style:style style:name="P56" style:family="paragraph" style:parent-style-name="Standard" style:list-style-name="L3">
      <style:paragraph-properties fo:text-align="start" style:justify-single-word="false"/>
      <style:text-properties fo:font-weight="bold" officeooo:rsid="00116536" officeooo:paragraph-rsid="0058263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085" style:font-weight-asian="normal" style:font-weight-complex="normal"/>
    </style:style>
    <style:style style:name="T3" style:family="text">
      <style:text-properties fo:font-weight="normal" officeooo:rsid="0009e262" style:font-weight-asian="normal" style:font-weight-complex="normal"/>
    </style:style>
    <style:style style:name="T4" style:family="text">
      <style:text-properties fo:font-weight="normal" officeooo:rsid="001494b4" style:font-weight-asian="normal" style:font-weight-complex="normal"/>
    </style:style>
    <style:style style:name="T5" style:family="text">
      <style:text-properties fo:font-weight="normal" officeooo:rsid="001fa456" style:font-weight-asian="normal" style:font-weight-complex="normal"/>
    </style:style>
    <style:style style:name="T6" style:family="text">
      <style:text-properties fo:font-weight="normal" officeooo:rsid="00218f14" style:font-weight-asian="normal" style:font-weight-complex="normal"/>
    </style:style>
    <style:style style:name="T7" style:family="text">
      <style:text-properties fo:font-weight="normal" officeooo:rsid="001cf0ca" style:font-weight-asian="normal" style:font-weight-complex="normal"/>
    </style:style>
    <style:style style:name="T8" style:family="text">
      <style:text-properties fo:font-weight="normal" officeooo:rsid="001c0ed9" style:font-weight-asian="normal" style:font-weight-complex="normal"/>
    </style:style>
    <style:style style:name="T9" style:family="text">
      <style:text-properties fo:font-weight="normal" officeooo:rsid="001becff" style:font-weight-asian="normal" style:font-weight-complex="normal"/>
    </style:style>
    <style:style style:name="T10" style:family="text">
      <style:text-properties fo:font-weight="normal" officeooo:rsid="00344c7d" style:font-weight-asian="normal" style:font-weight-complex="normal"/>
    </style:style>
    <style:style style:name="T11" style:family="text">
      <style:text-properties fo:font-weight="normal" officeooo:rsid="0034c4cb" style:font-weight-asian="normal" style:font-weight-complex="normal"/>
    </style:style>
    <style:style style:name="T12" style:family="text">
      <style:text-properties fo:font-weight="normal" officeooo:rsid="00591be0" style:font-weight-asian="normal" style:font-weight-complex="normal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normal" officeooo:rsid="00074062" style:font-weight-asian="normal" style:font-weight-complex="normal"/>
    </style:style>
    <style:style style:name="T16" style:family="text">
      <style:text-properties style:text-position="0% 100%" fo:font-weight="normal" officeooo:rsid="0025875d" style:font-weight-asian="normal" style:font-weight-complex="normal"/>
    </style:style>
    <style:style style:name="T17" style:family="text">
      <style:text-properties style:text-position="0% 100%" fo:font-weight="normal" officeooo:rsid="0031f4f8" style:font-weight-asian="normal" style:font-weight-complex="normal"/>
    </style:style>
    <style:style style:name="T18" style:family="text">
      <style:text-properties style:text-position="0% 100%" fo:font-weight="normal" officeooo:rsid="003358b7" style:font-weight-asian="normal" style:font-weight-complex="normal"/>
    </style:style>
    <style:style style:name="T19" style:family="text">
      <style:text-properties style:text-position="0% 100%" fo:font-weight="normal" officeooo:rsid="00530a72" style:font-weight-asian="normal" style:font-weight-complex="normal"/>
    </style:style>
    <style:style style:name="T20" style:family="text">
      <style:text-properties style:text-position="0% 100%" officeooo:rsid="000be1fb"/>
    </style:style>
    <style:style style:name="T21" style:family="text">
      <style:text-properties style:text-position="0% 100%" officeooo:rsid="0025af2f"/>
    </style:style>
    <style:style style:name="T22" style:family="text">
      <style:text-properties style:text-position="0% 100%" officeooo:rsid="0026f822"/>
    </style:style>
    <style:style style:name="T23" style:family="text">
      <style:text-properties style:text-position="0% 100%" officeooo:rsid="002a4666"/>
    </style:style>
    <style:style style:name="T24" style:family="text">
      <style:text-properties style:text-position="0% 100%" officeooo:rsid="002aa271"/>
    </style:style>
    <style:style style:name="T25" style:family="text">
      <style:text-properties style:text-position="0% 100%" officeooo:rsid="002bd74a"/>
    </style:style>
    <style:style style:name="T26" style:family="text">
      <style:text-properties style:text-position="0% 100%" officeooo:rsid="002f3cb7"/>
    </style:style>
    <style:style style:name="T27" style:family="text">
      <style:text-properties officeooo:rsid="0014bcd9"/>
    </style:style>
    <style:style style:name="T28" style:family="text">
      <style:text-properties officeooo:rsid="0018fc97"/>
    </style:style>
    <style:style style:name="T29" style:family="text">
      <style:text-properties officeooo:rsid="001becff"/>
    </style:style>
    <style:style style:name="T30" style:family="text">
      <style:text-properties officeooo:rsid="001c0ed9"/>
    </style:style>
    <style:style style:name="T31" style:family="text">
      <style:text-properties officeooo:rsid="001cf0ca"/>
    </style:style>
    <style:style style:name="T32" style:family="text">
      <style:text-properties officeooo:rsid="001e155c"/>
    </style:style>
    <style:style style:name="T33" style:family="text">
      <style:text-properties officeooo:rsid="00218f14"/>
    </style:style>
    <style:style style:name="T34" style:family="text">
      <style:text-properties officeooo:rsid="00229ac3"/>
    </style:style>
    <style:style style:name="T35" style:family="text">
      <style:text-properties officeooo:rsid="0023bcae"/>
    </style:style>
    <style:style style:name="T36" style:family="text">
      <style:text-properties officeooo:rsid="0025875d"/>
    </style:style>
    <style:style style:name="T37" style:family="text">
      <style:text-properties officeooo:rsid="00344c7d"/>
    </style:style>
    <style:style style:name="T38" style:family="text">
      <style:text-properties fo:font-weight="bold" officeooo:rsid="00344c7d" style:font-weight-asian="bold" style:font-weight-complex="bold"/>
    </style:style>
    <style:style style:name="T39" style:family="text">
      <style:text-properties officeooo:rsid="0034c4cb"/>
    </style:style>
    <style:style style:name="T40" style:family="text">
      <style:text-properties officeooo:rsid="0036c46b"/>
    </style:style>
    <style:style style:name="T41" style:family="text">
      <style:text-properties officeooo:rsid="0037eb4a"/>
    </style:style>
    <style:style style:name="T42" style:family="text">
      <style:text-properties officeooo:rsid="00387333"/>
    </style:style>
    <style:style style:name="T43" style:family="text">
      <style:text-properties officeooo:rsid="00395fea"/>
    </style:style>
    <style:style style:name="T44" style:family="text">
      <style:text-properties officeooo:rsid="003ad56b"/>
    </style:style>
    <style:style style:name="T45" style:family="text">
      <style:text-properties fo:font-style="italic" officeooo:rsid="0037eb4a" style:font-style-asian="italic" style:font-style-complex="italic"/>
    </style:style>
    <style:style style:name="T46" style:family="text">
      <style:text-properties officeooo:rsid="003cd209"/>
    </style:style>
    <style:style style:name="T47" style:family="text">
      <style:text-properties officeooo:rsid="003d8747"/>
    </style:style>
    <style:style style:name="T48" style:family="text">
      <style:text-properties officeooo:rsid="003ed1fc"/>
    </style:style>
    <style:style style:name="T49" style:family="text">
      <style:text-properties officeooo:rsid="003fbdec"/>
    </style:style>
    <style:style style:name="T50" style:family="text">
      <style:text-properties officeooo:rsid="00408d22"/>
    </style:style>
    <style:style style:name="T51" style:family="text">
      <style:text-properties officeooo:rsid="00411e93"/>
    </style:style>
    <style:style style:name="T52" style:family="text">
      <style:text-properties officeooo:rsid="0044194a"/>
    </style:style>
    <style:style style:name="T53" style:family="text">
      <style:text-properties officeooo:rsid="00461414"/>
    </style:style>
    <style:style style:name="T54" style:family="text">
      <style:text-properties officeooo:rsid="0046c9bc"/>
    </style:style>
    <style:style style:name="T55" style:family="text">
      <style:text-properties officeooo:rsid="004705d0"/>
    </style:style>
    <style:style style:name="T56" style:family="text">
      <style:text-properties officeooo:rsid="00474566"/>
    </style:style>
    <style:style style:name="T57" style:family="text">
      <style:text-properties officeooo:rsid="00486972"/>
    </style:style>
    <style:style style:name="T58" style:family="text">
      <style:text-properties officeooo:rsid="0048fac9"/>
    </style:style>
    <style:style style:name="T59" style:family="text">
      <style:text-properties officeooo:rsid="004a30ae"/>
    </style:style>
    <style:style style:name="T60" style:family="text">
      <style:text-properties officeooo:rsid="004a8b1d"/>
    </style:style>
    <style:style style:name="T61" style:family="text">
      <style:text-properties officeooo:rsid="004adfb7"/>
    </style:style>
    <style:style style:name="T62" style:family="text">
      <style:text-properties officeooo:rsid="004bd7a5"/>
    </style:style>
    <style:style style:name="T63" style:family="text">
      <style:text-properties officeooo:rsid="004c7b77"/>
    </style:style>
    <style:style style:name="T64" style:family="text">
      <style:text-properties officeooo:rsid="004ca3b9"/>
    </style:style>
    <style:style style:name="T65" style:family="text">
      <style:text-properties officeooo:rsid="004dfba3"/>
    </style:style>
    <style:style style:name="T66" style:family="text">
      <style:text-properties officeooo:rsid="004edbf0"/>
    </style:style>
    <style:style style:name="T67" style:family="text">
      <style:text-properties officeooo:rsid="00530a72"/>
    </style:style>
    <style:style style:name="T68" style:family="text">
      <style:text-properties officeooo:rsid="005334d4"/>
    </style:style>
    <style:style style:name="T69" style:family="text">
      <style:text-properties officeooo:rsid="005a81b8"/>
    </style:style>
    <style:style style:name="T70" style:family="text">
      <style:text-properties officeooo:rsid="005e9bac"/>
    </style:style>
    <style:style style:name="T71" style:family="text">
      <style:text-properties officeooo:rsid="005fe1ec"/>
    </style:style>
    <style:style style:name="T72" style:family="text">
      <style:text-properties officeooo:rsid="00611988"/>
    </style:style>
    <style:style style:name="T73" style:family="text">
      <style:text-properties officeooo:rsid="0063e2e8"/>
    </style:style>
    <style:style style:name="T74" style:family="text">
      <style:text-properties officeooo:rsid="0064ae4a"/>
    </style:style>
    <style:style style:name="T75" style:family="text">
      <style:text-properties officeooo:rsid="0065206e"/>
    </style:style>
    <style:style style:name="T76" style:family="text">
      <style:text-properties officeooo:rsid="0065655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nary Heap</text:p>
      <text:p text:style-name="P1"/>
      <text:list xml:id="list3730426811216385568" text:style-name="L1">
        <text:list-item>
          <text:p text:style-name="P22"><text:span text:style-name="T2">A </text:span><text:span text:style-name="T3">binary heap is a </text:span><text:span text:style-name="T4">data structure, a </text:span><text:a xlink:type="simple" xlink:href="../Binary%20Trees.odt#Complete%20binary%20tree"><text:span text:style-name="T3">complete binary tree</text:span></text:a><text:span text:style-name="T3"> in which the key stored at a node </text:span><text:span text:style-name="T5">satisfies a predicate</text:span><text:span text:style-name="T10">(</text:span><text:span text:style-name="T38">the binary heap property</text:span><text:span text:style-name="T10">)</text:span><text:span text:style-name="T5"> with respect to </text:span><text:span text:style-name="T3">the keys stored in it child nodes.</text:span></text:p>
        </text:list-item>
        <text:list-item>
          <text:p text:style-name="P26">The predicate is one of the below</text:p>
          <text:list>
            <text:list-item>
              <text:p text:style-name="P26">The key of the parent is larger than or equal to the keys of its children. In this case the heap is called a max heap. <text:span text:style-name="T39">Thus the largest key is stored at the root in a max heap.</text:span></text:p>
            </text:list-item>
            <text:list-item>
              <text:p text:style-name="P23"><text:span text:style-name="T5">The key of the p</text:span><text:span text:style-name="T6">a</text:span><text:span text:style-name="T5">rent is smaller than or equal to the keys of its children. In this case the heap is called a min heap. </text:span><text:span text:style-name="T11">Thus the smallest key is stored at the root in a max heap.</text:span></text:p>
            </text:list-item>
          </text:list>
        </text:list-item>
        <text:list-item>
          <text:p text:style-name="P26">The notes below speaks about the max heap. The min heap is based on the same principle.</text:p>
        </text:list-item>
      </text:list>
      <text:p text:style-name="P2"/>
      <text:p text:style-name="P3">Properties of a binary heap</text:p>
      <text:list xml:id="list2325071516926521371" text:style-name="L2">
        <text:list-item>
          <text:p text:style-name="P27">Nodes at a lower level than a particular node A, are necessarily <text:span text:style-name="T27">greater </text:span>than 'A' only if they are descendants of A.</text:p>
        </text:list-item>
        <text:list-item>
          <text:p text:style-name="P28">Since the ordering of siblings in a heap is not specified by the heap property, a single node's two children can be freely interchanged unless doing so violates the shape property<text:span text:style-name="T37">(complete</text:span><text:span text:style-name="T55">ness of the</text:span><text:span text:style-name="T37"> binary tree)</text:span>.</text:p>
        </text:list-item>
        <text:list-item>
          <text:p text:style-name="P24"><text:span text:style-name="T1">If a heap is implemented using an array with the 0</text:span><text:span text:style-name="T13">th</text:span><text:span text:style-name="T1"> position unused, the parent of a node in position k is in position</text:span><text:span text:style-name="T1"><draw:frame draw:style-name="fr1" draw:name="Object1" text:anchor-type="as-char" svg:y="-0.2634in" svg:width="0.3165in" svg:height="0.431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, conversely, the two children of the node in position k are in positions 2k and 2k + 1.</text:span></text:p>
        </text:list-item>
        <text:list-item>
          <text:p text:style-name="P38"><text:span text:style-name="T41">Minimum and maximum number of elements(N) possible in a binary heap of height</text:span><text:span text:style-name="T45"> h</text:span></text:p>
          <text:list>
            <text:list-item>
              <text:p text:style-name="P41"><text:span text:style-name="T41">A binary heap has the minimum number of elements when it has just one node of height </text:span><text:span text:style-name="T45">h</text:span><text:span text:style-name="T41"> </text:span><text:span text:style-name="T43">and all other level</text:span><text:span text:style-name="T56">s</text:span><text:span text:style-name="T43"> are filled</text:span><text:span text:style-name="T41">. </text:span><text:span text:style-name="T42">The number of elements in the tree excluding the last level is</text:span><text:span text:style-name="T42"><draw:frame draw:style-name="fr1" draw:name="Object4" text:anchor-type="as-char" svg:y="-0.172in" svg:width="0.4335in" svg:height="0.2075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1">. </text:span><text:span text:style-name="T42">Thus</text:span><text:span text:style-name="T42"><draw:frame draw:style-name="fr1" draw:name="Object3" text:anchor-type="as-char" svg:y="-0.172in" svg:width="0.4902in" svg:height="0.207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</text:list-item>
            <text:list-item>
              <text:p text:style-name="P41"><text:span text:style-name="T43">A binary heap has maximum number of elements when all its levels are filled. Thus</text:span><text:span text:style-name="T43"><draw:frame draw:style-name="fr1" draw:name="Object5" text:anchor-type="as-char" svg:y="-0.172in" svg:width="0.8311in" svg:height="0.207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</text:list-item>
            <text:list-item>
              <text:p text:style-name="P41"><text:span text:style-name="T43"><draw:frame draw:style-name="fr1" draw:name="Object6" text:anchor-type="as-char" svg:y="-0.172in" svg:width="1.1063in" svg:height="0.2075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3"> </text:span><text:span text:style-name="T44">or</text:span><text:span text:style-name="T44"><draw:frame draw:style-name="fr1" draw:name="Object7" text:anchor-type="as-char" svg:y="-0.152in" svg:width="1.5484in" svg:height="0.2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</text:list-item>
          </text:list>
        </text:list-item>
        <text:list-item>
          <text:p text:style-name="P42"><text:span text:style-name="T66">With respect to the level order based ordering</text:span><text:span text:style-name="T52"> leaf nodes </text:span><text:span text:style-name="T66">of a heap </text:span><text:span text:style-name="T52">can be accessed using the indices</text:span><text:span text:style-name="T52"><draw:frame draw:style-name="fr1" draw:name="Object12" text:anchor-type="as-char" svg:y="-0.1484in" svg:width="0.6799in" svg:height="0.189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2">,</text:span><text:span text:style-name="T52"><draw:frame draw:style-name="fr1" draw:name="Object11" text:anchor-type="as-char" svg:y="-0.1484in" svg:width="0.6807in" svg:height="0.1898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2">, … N</text:span></text:p>
        </text:list-item>
        <text:list-item>
          <text:p text:style-name="P43"><text:span text:style-name="T50">The height of a binary heap is</text:span><text:span text:style-name="T50"><draw:frame draw:style-name="fr1" draw:name="Object10" text:anchor-type="as-char" svg:y="-0.1484in" svg:width="0.4807in" svg:height="0.1898in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    <text:p text:style-name="P43"><text:span text:style-name="T50"><draw:frame draw:style-name="fr1" draw:name="Object20" text:anchor-type="as-char" svg:y="-0.172in" svg:width="1.1063in" svg:height="0.2075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0"> </text:span><text:span text:style-name="T70">or </text:span><text:span text:style-name="T70"><draw:frame draw:style-name="fr1" draw:name="Object21" text:anchor-type="as-char" svg:y="-0.172in" svg:width="0.8602in" svg:height="0.2083in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0"> or</text:span><text:span text:style-name="T70"><draw:frame draw:style-name="fr1" draw:name="Object22" text:anchor-type="as-char" svg:y="-0.1484in" svg:width="0.9902in" svg:height="0.1839in" draw:z-index="15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  <text:list-item>
          <text:p text:style-name="P44"><text:span text:style-name="T65">An N-element heap has at most</text:span><text:span text:style-name="T65"><draw:frame draw:style-name="fr1" draw:name="Object15" text:anchor-type="as-char" svg:y="-0.2646in" svg:width="0.4827in" svg:height="0.4575in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65">nodes of height h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Height</text:p>
          </table:table-cell>
          <table:table-cell table:style-name="Table1.B1" office:value-type="string">
            <text:p text:style-name="P19">No. of nodes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21">N/2(all leaves)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20">N/4</text:p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20">N/8</text:p>
          </table:table-cell>
        </table:table-row>
        <table:table-row>
          <table:table-cell table:style-name="Table1.A2" office:value-type="string">
            <text:p text:style-name="P18">.</text:p>
            <text:p text:style-name="P18">.</text:p>
            <text:p text:style-name="P18">.</text:p>
          </table:table-cell>
          <table:table-cell table:style-name="Table1.B2" office:value-type="string">
            <text:p text:style-name="P17">.</text:p>
            <text:p text:style-name="P17">.</text:p>
            <text:p text:style-name="P17">.</text:p>
          </table:table-cell>
        </table:table-row>
        <table:table-row>
          <table:table-cell table:style-name="Table1.A2" office:value-type="string">
            <text:p text:style-name="P20">h</text:p>
          </table:table-cell>
          <table:table-cell table:style-name="Table1.B2" office:value-type="string">
            <text:p text:style-name="P20"><draw:frame draw:style-name="fr1" draw:name="Object16" text:anchor-type="as-char" svg:y="-0.2437in" svg:width="0.3661in" svg:height="0.4165in" draw:z-index="21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</table:table>
      <text:p text:style-name="P10"/>
      <text:list xml:id="list43241629" text:continue-numbering="true" text:style-name="L2">
        <text:list-item>
          <text:p text:style-name="P45"><text:span text:style-name="T51">In a max heap the smallest element resides as one of the leaves as it can't have children. Similarly in a min heap the greatest element </text:span><text:span text:style-name="T54">r</text:span><text:span text:style-name="T51">esides as one of the leaves as it can't have </text:span><text:soft-page-break/><text:span text:style-name="T51">children.</text:span></text:p>
        </text:list-item>
        <text:list-item>
          <text:p text:style-name="P27">??The position the k'th greatest element can occupy in the max heap is <draw:frame draw:style-name="fr1" draw:name="Object2" text:anchor-type="as-char" svg:y="-0.1827in" svg:width="1.5126in" svg:height="0.2425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4">.</text:span></text:p>
        </text:list-item>
      </text:list>
      <text:p text:style-name="P6"/>
      <text:p text:style-name="P14">Heap operations</text:p>
      <text:list xml:id="list5222824712575240813" text:style-name="L3">
        <text:list-item>
          <text:p text:style-name="P52"><text:span text:style-name="T69">Heapify</text:span><text:span text:style-name="T69"> or s</text:span>ink<text:span text:style-name="T53"> – O(lg N)</text:span></text:p>
          <text:list>
            <text:list-item>
              <text:p text:style-name="P53"><text:span text:style-name="T12">W</text:span><text:span text:style-name="T8">hen a key is </text:span><text:span text:style-name="T7">smaller</text:span><text:span text:style-name="T8"> than that of </text:span><text:span text:style-name="T7">either one of its children</text:span><text:span text:style-name="T8">, the order of a binary heap is violated. It can be rectified </text:span><text:span text:style-name="T7">by </text:span><text:span text:style-name="T9">swapping </text:span><text:span text:style-name="T7">the </text:span><text:span text:style-name="T9">key with that of its </text:span><text:span text:style-name="T7">larger child. Repeated application of this operation </text:span><text:span text:style-name="T9">moves </text:span><text:span text:style-name="T7">a </text:span><text:span text:style-name="T9">key </text:span><text:span text:style-name="T7">down</text:span><text:span text:style-name="T9"> the binary heap and is thus called </text:span><text:span text:style-name="T7">sinking</text:span><text:span text:style-name="T9">.</text:span></text:p>
            </text:list-item>
            <text:list-item>
              <text:p text:style-name="P34">One sink operation for a key requires two comparisons - comparing the siblings ksy, comparing the key with that of the larger sibling's key.</text:p>
            </text:list-item>
          </text:list>
        </text:list-item>
        <text:list-item>
          <text:p text:style-name="P56">Building a heap <text:span text:style-name="T68">- O(N)</text:span></text:p>
          <text:list>
            <text:list-item>
              <text:p text:style-name="P29">Intuitive way is to do a swim based heap construction, <text:span text:style-name="T34">from top to bottom</text:span>. <text:span text:style-name="T35">If a heap of N elements is to be constructed each element would requires a maximum of lg N c</text:span><text:span text:style-name="T36">omparisons making the </text:span>time <text:span text:style-name="T36">to construct </text:span>proportional to N lg(N)</text:p>
            </text:list-item>
            <text:list-item>
              <text:p text:style-name="P25"><text:span text:style-name="T15">A sink based heap construction would </text:span><text:span text:style-name="T16">however </text:span><text:span text:style-name="T15">require only </text:span><text:span text:style-name="T19">O(</text:span><text:span text:style-name="T15">N</text:span><text:span text:style-name="T19">)</text:span><text:span text:style-name="T15">. </text:span><text:span text:style-name="T17">Sink all keys which have children. </text:span><text:span text:style-name="T18">For N elements We would need N/2 sink operations</text:span></text:p>
            </text:list-item>
            <text:list-item>
              <text:p text:style-name="P39">Analysis</text:p>
              <text:list>
                <text:list-item>
                  <text:p text:style-name="P46"><text:span text:style-name="T57">The reasoning is as follows. Re</text:span><text:span text:style-name="T60">-</text:span><text:span text:style-name="T57">heapif</text:span><text:span text:style-name="T60">ying</text:span><text:span text:style-name="T57"> a node, </text:span><text:span text:style-name="T60">say Z, </text:span><text:span text:style-name="T57">whose left and right trees are already heapified </text:span><text:span text:style-name="T60">results in</text:span><text:span text:style-name="T58"> a bigger heap consisting of this </text:span><text:span text:style-name="T60">Z</text:span><text:span text:style-name="T58"> as well. At the start, all leaf nodes</text:span><text:span text:style-name="T58"><draw:frame draw:style-name="fr1" draw:name="Object13" text:anchor-type="as-char" svg:y="-0.1598in" svg:width="1.5819in" svg:height="0.2346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8"> can be considered as trivial heaps as they don't have children. We thus </text:span><text:span text:style-name="T59">proceed in a bottom up manner</text:span><text:span text:style-name="T60"><draw:frame draw:style-name="fr1" draw:name="Object14" text:anchor-type="as-char" svg:y="-0.1598in" svg:width="1.3492in" svg:height="0.2346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0">cre</text:span><text:span text:style-name="T61">ating and collating heaps into larger ones.</text:span></text:p>
                </text:list-item>
                <text:list-item>
                  <text:p text:style-name="P46"><text:span text:style-name="T62">The time required to he</text:span><text:span text:style-name="T64">a</text:span><text:span text:style-name="T62">pify when called on a node of height h is O(h). Thus the total cost of building a heap </text:span><text:span text:style-name="T63">is</text:span><text:span text:style-name="T63"><draw:frame draw:style-name="fr1" draw:name="Object17" text:anchor-type="as-char" svg:y="-0.5862in" svg:width="4.2035in" svg:height="1.1126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        <text:p text:style-name="P46"><text:span text:style-name="T67">as</text:span><text:span text:style-name="T67"><draw:frame draw:style-name="fr1" draw:name="Object19" text:anchor-type="as-char" svg:y="-0.1484in" svg:width="0.5917in" svg:height="0.1839in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67">and <text:s/></text:span><text:span text:style-name="T67"><draw:frame draw:style-name="fr1" draw:name="Object18" text:anchor-type="as-char" svg:y="-0.2807in" svg:width="0.8181in" svg:height="0.4535in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          </text:list-item>
              </text:list>
            </text:list-item>
          </text:list>
        </text:list-item>
        <text:list-item>
          <text:p text:style-name="P54"><text:span text:style-name="T31">S</text:span><text:span text:style-name="T28">wim –</text:span><text:span text:style-name="T53"> O(lg N)</text:span></text:p>
          <text:list>
            <text:list-item>
              <text:p text:style-name="P30"><text:span text:style-name="T30">When a key is larger than that of its parent, the order of a binary heap is violated. It can be rectified </text:span><text:span text:style-name="T31">by </text:span><text:span text:style-name="T29">swapping </text:span><text:span text:style-name="T31">the </text:span><text:span text:style-name="T29">key with that of its parent</text:span><text:span text:style-name="T31">s. Repeated application of this </text:span><text:span text:style-name="T32">t</text:span><text:span text:style-name="T31">his operation </text:span><text:span text:style-name="T29">moves the key up the binary heap and is thus called swimming.</text:span></text:p>
            </text:list-item>
            <text:list-item>
              <text:p text:style-name="P35">One swim operation for a key requires one comparison, comparing the key with that of its parent's.</text:p>
            </text:list-item>
          </text:list>
        </text:list-item>
        <text:list-item>
          <text:p text:style-name="P55">Insert –<text:span text:style-name="T56"> O(lg N)</text:span></text:p>
          <text:list>
            <text:list-item>
              <text:p text:style-name="P31">Add key at the end of the tree and swim <text:span text:style-name="T32">it </text:span>up <text:span text:style-name="T33">so that the order of the binary heap is not violated.</text:span></text:p>
            </text:list-item>
            <text:list-item>
              <text:p text:style-name="P36">This requires no more than 1 + lg N compares</text:p>
            </text:list-item>
          </text:list>
        </text:list-item>
        <text:list-item>
          <text:p text:style-name="P55">Remove the maximum</text:p>
          <text:list>
            <text:list-item>
              <text:p text:style-name="P31">Remove the first node</text:p>
            </text:list-item>
            <text:list-item>
              <text:p text:style-name="P31">Put the item from the end of the heap at the top.</text:p>
            </text:list-item>
            <text:list-item>
              <text:p text:style-name="P31">Make it sink.</text:p>
            </text:list-item>
            <text:list-item>
              <text:p text:style-name="P36">This requires no more than 2 lg N compares</text:p>
            </text:list-item>
          </text:list>
        </text:list-item>
      </text:list>
      <text:p text:style-name="P33"/>
      <text:p text:style-name="P5"><text:soft-page-break/>Heap implementation</text:p>
      <text:list xml:id="list3744247896154069666" text:style-name="L4">
        <text:list-item>
          <text:p text:style-name="P37">Theoretically a binary heap can be array based or linked list based<text:span text:style-name="T40">(</text:span><text:span text:style-name="T40">binary trees)</text:span>.</text:p>
        </text:list-item>
        <text:list-item>
          <text:p text:style-name="P47">Heaps are typically array based though. </text:p>
          <text:list>
            <text:list-item>
              <text:p text:style-name="P32"><text:span text:style-name="T22">The case for a linked list based heap implementation would have arisen if insertions and </text:span><text:span text:style-name="T22">deletions occurred </text:span><text:span text:style-name="T23">at random positions. This kind of operation is very inefficient in arrays </text:span><text:span text:style-name="T26">as it involves moving entire segments of arrays</text:span><text:span text:style-name="T23">. But a</text:span><text:span text:style-name="T21">s outlined above </text:span></text:p>
              <text:list>
                <text:list-item>
                  <text:p text:style-name="P48">The insertion operation involves appending the new key to the end of the array.</text:p>
                </text:list-item>
                <text:list-item>
                  <text:p text:style-name="P32"><text:span text:style-name="T23">The</text:span><text:span text:style-name="T21"> remove-the-maximum oper</text:span><text:span text:style-name="T23">ation involves </text:span><text:span text:style-name="T24">removing a key at the end of an array.</text:span></text:p>
                </text:list-item>
              </text:list>
              <text:p text:style-name="P32"><text:span text:style-name="T24">Both these </text:span><text:span text:style-name="T25">operations </text:span><text:span text:style-name="T24">are efficient in array</text:span><text:span text:style-name="T25">s.</text:span></text:p>
            </text:list-item>
            <text:list-item>
              <text:p text:style-name="P32"><text:span text:style-name="T26">Also b</text:span><text:span text:style-name="T20">inary heaps</text:span><text:span text:style-name="T24"> due to their top-to-bottom, left-to-right structure can be represented in an array in a compact manner </text:span><text:span text:style-name="T26">saving the space needed for links of the linked list based implementation.</text:span></text:p>
            </text:list-item>
          </text:list>
        </text:list-item>
        <text:list-item>
          <text:p text:style-name="P49">Tree based implementation</text:p>
          <text:list>
            <text:list-item>
              <text:p text:style-name="P50"><text:span text:style-name="T74">The tricky part in a tree based implementation is finding out the next insert position </text:span><text:span text:style-name="T75">to insert elements </text:span><text:span text:style-name="T74">and the last leaf </text:span><text:span text:style-name="T75">to delete the maximum element. </text:span><text:span text:style-name="T76">These positions will have to be kept track of explicitly using global pointers.</text:span></text:p>
            </text:list-item>
          </text:list>
        </text:list-item>
      </text:list>
      <text:p text:style-name="P7"/>
      <text:p text:style-name="P11"/>
      <text:p text:style-name="P15"><text:span text:style-name="T46">Will not using a higher order</text:span><text:span text:style-name="T47">(d)</text:span><text:span text:style-name="T46"> </text:span><text:span text:style-name="T47">heap</text:span><text:span text:style-name="T46"> lessen the height of the tree and thus the insert and delete times?</text:span></text:p>
      <text:p text:style-name="P8"><text:span text:style-name="T46">Increasing the degree of the </text:span><text:span text:style-name="T47">heap</text:span><text:span text:style-name="T46"> increases the comparisons per level required in case of </text:span><text:span text:style-name="T47">delete.</text:span></text:p>
      <text:p text:style-name="P9"><text:span text:style-name="T47"><draw:frame draw:style-name="fr1" draw:name="Object8" text:anchor-type="as-char" svg:y="-0.2437in" svg:width="1.8728in" svg:height="0.3929in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47">. Observe that </text:span><text:span text:style-name="T48">the denominator in the factor</text:span><text:span text:style-name="T48"><draw:frame draw:style-name="fr1" draw:name="Object9" text:anchor-type="as-char" svg:y="-0.2437in" svg:width="0.3571in" svg:height="0.3929in" draw:z-index="4"><draw:object xlink:href="./Object 9" xlink:type="simple" xlink:show="embed" xlink:actuate="onLoad"/><draw:image xlink:href="./ObjectReplacements/Object 9" xlink:type="simple" xlink:show="embed" xlink:actuate="onLoad"/></draw:frame></text:span><text:span text:style-name="T48">is not able to keep up with with the numerator. So I think this offsets the reduction </text:span><text:span text:style-name="T49">achieved through the smaller height.</text:span></text:p>
      <text:p text:style-name="P12"/>
      <text:p text:style-name="P16">Effect of called sink(i) for i &gt; N/2?</text:p>
      <text:p text:style-name="P13">Will return immediately as all A[i] for I &gt; N/2 are leaf nodes</text:p>
      <text:p text:style-name="P13"/>
      <text:p text:style-name="P40">Applications for binary heaps</text:p>
      <text:list xml:id="list5824517689612230938" text:style-name="L5">
        <text:list-item>
          <text:p text:style-name="P51"><text:a xlink:type="simple" xlink:href="../Heap%20Sort.odt"><text:span text:style-name="T71">Heap sort</text:span></text:a><text:span text:style-name="T71">(Max heap)</text:span></text:p>
        </text:list-item>
        <text:list-item>
          <text:p text:style-name="P51"><text:a xlink:type="simple" xlink:href="../Priority%20Queue.odt"><text:span text:style-name="T71">Priority queues</text:span></text:a><text:span text:style-name="T72">(typically min heap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1:27:50</meta:creation-date>
    <dc:title>T1</dc:title>
    <meta:editing-duration>PT10H50M55S</meta:editing-duration>
    <meta:editing-cycles>37</meta:editing-cycles>
    <meta:generator>LibreOffice/4.0.2.2$Linux_x86 LibreOffice_project/400m0$Build-2</meta:generator>
    <meta:initial-creator>Kempa </meta:initial-creator>
    <dc:date>2013-09-09T17:34:06</dc:date>
    <dc:creator>Kempa </dc:creator>
    <meta:document-statistic meta:table-count="1" meta:image-count="0" meta:object-count="22" meta:page-count="3" meta:paragraph-count="76" meta:word-count="1113" meta:character-count="5738" meta:non-whitespace-character-count="4740"/>
    <meta:template xlink:type="simple" xlink:actuate="onRequest" xlink:title="T1" xlink:href="../../../../.config/libreoffice/3/user/template/T1.ott" meta:date="2013-04-25T11:27:48"/>
  </office:meta>
</office:document-meta>
</file>

<file path=Object 1/content.xml><?xml version="1.0" encoding="utf-8"?>
<math xmlns="http://www.w3.org/1998/Math/MathML">
  <semantics>
    <mrow>
      <mfenced open="⌊" close="⌋">
        <mrow>
          <mfrac>
            <mi>k</mi>
            <mn>2</mn>
          </mfrac>
        </mrow>
      </mfenced>
    </mrow>
    <annotation encoding="StarMath 5.0">left lfloor k over 2 right rfloor</annotation>
  </semantics>
</math>
</file>

<file path=Object 10/content.xml><?xml version="1.0" encoding="utf-8"?>
<math xmlns="http://www.w3.org/1998/Math/MathML">
  <semantics>
    <mrow>
      <mrow>
        <mo stretchy="false">⌊</mo>
        <mrow>
          <mi mathvariant="italic">lg</mi>
          <mi>N</mi>
        </mrow>
        <mo stretchy="false">⌋</mo>
      </mrow>
    </mrow>
    <annotation encoding="StarMath 5.0"> lfloor lg N rfloor</annotation>
  </semantics>
</math>
</file>

<file path=Object 11/content.xml><?xml version="1.0" encoding="utf-8"?>
<math xmlns="http://www.w3.org/1998/Math/MathML">
  <semantics>
    <mrow>
      <mrow>
        <mrow>
          <mo stretchy="false">⌊</mo>
          <mrow>
            <mrow>
              <mi>N</mi>
              <mo stretchy="false">/</mo>
              <mn>2</mn>
            </mrow>
          </mrow>
          <mo stretchy="false">⌋</mo>
        </mrow>
        <mo stretchy="false">+</mo>
        <mn>1</mn>
      </mrow>
    </mrow>
    <annotation encoding="StarMath 5.0"> lfloor N/2 rfloor + 1</annotation>
  </semantics>
</math>
</file>

<file path=Object 12/content.xml><?xml version="1.0" encoding="utf-8"?>
<math xmlns="http://www.w3.org/1998/Math/MathML">
  <semantics>
    <mrow>
      <mrow>
        <mrow>
          <mo stretchy="false">⌊</mo>
          <mrow>
            <mrow>
              <mi>N</mi>
              <mo stretchy="false">/</mo>
              <mn>2</mn>
            </mrow>
          </mrow>
          <mo stretchy="false">⌋</mo>
        </mrow>
        <mo stretchy="false">+</mo>
        <mn>2</mn>
      </mrow>
    </mrow>
    <annotation encoding="StarMath 5.0">  lfloor N/2 rfloor + 2</annotation>
  </semantics>
</math>
</file>

<file path=Object 13/content.xml><?xml version="1.0" encoding="utf-8"?>
<math xmlns="http://www.w3.org/1998/Math/MathML">
  <semantics>
    <mtable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h</mi>
                </munderover>
                <mo stretchy="false">{</mo>
              </mrow>
            </mrow>
            <mi mathvariant="italic">No</mi>
            <mi mathvariant="italic">of</mi>
            <mi mathvariant="italic">comparisons</mi>
            <mtext>to</mtext>
            <mi mathvariant="italic">reheapify</mi>
            <mi>a</mi>
            <mi mathvariant="italic">node</mi>
            <mi mathvariant="italic">at</mi>
            <mi mathvariant="italic">height</mi>
            <mi>h</mi>
            <mo stretchy="false">}</mo>
          </mrow>
        </mtd>
      </mtr>
      <mtr>
        <mtd>
          <mrow>
            <mrow>
              <mi>.</mi>
              <mo stretchy="false">×</mo>
              <mo stretchy="false">{</mo>
            </mrow>
            <mi mathvariant="italic">Number</mi>
            <mi mathvariant="italic">of</mi>
            <mi mathvariant="italic">nodes</mi>
            <mi mathvariant="italic">at</mi>
            <mi mathvariant="italic">height</mi>
            <mi>h</mi>
            <mo stretchy="false">}</mo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h</mi>
                </munderover>
                <mi>i</mi>
              </mrow>
            </mrow>
            <mfrac>
              <mi>N</mi>
              <msup>
                <mn>2</mn>
                <mrow>
                  <mrow>
                    <mi>i</mi>
                    <mo stretchy="false">+</mo>
                    <mn>1</mn>
                  </mrow>
                </mrow>
              </msup>
            </mfrac>
            <mrow>
              <mi/>
              <mo stretchy="false">=</mo>
              <mi/>
            </mrow>
            <mi>N</mi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h</mi>
                </munderover>
                <mrow>
                  <mfrac>
                    <mi>i</mi>
                    <msup>
                      <mn>2</mn>
                      <mrow>
                        <mrow>
                          <mi>i</mi>
                          <mo stretchy="false">+</mo>
                          <mn>1</mn>
                        </mrow>
                      </mrow>
                    </msup>
                  </mfrac>
                </mrow>
              </mrow>
              <mo stretchy="false">=</mo>
              <mi>O</mi>
            </mrow>
            <mrow>
              <mo stretchy="false">(</mo>
              <mrow>
                <mi>N</mi>
              </mrow>
              <mo stretchy="false">)</mo>
            </mrow>
          </mrow>
        </mtd>
      </mtr>
    </mtable>
    <annotation encoding="StarMath 5.0"> T(N) = sum from i = 0 to h \{No of comparisons "to" reheapify a node at height h\} newline . times \{Number of nodes at height h \} newline T(N) = sum from i = 0 to h i N over 2^{i + 1} ~ = ~ N sum from i = 0 to h {i over 2^{i + 1} } = O(N)</annotation>
  </semantics>
</math>
</file>

<file path=Object 14/content.xml><?xml version="1.0" encoding="utf-8"?>
<math xmlns="http://www.w3.org/1998/Math/MathML">
  <semantics>
    <mrow>
      <mrow>
        <mi>h</mi>
        <mo stretchy="false">=</mo>
        <mi mathvariant="italic">lg</mi>
      </mrow>
      <mi>N</mi>
    </mrow>
    <annotation encoding="StarMath 5.0"> h = lg N </annotation>
  </semantics>
</math>
</file>

<file path=Object 15/content.xml><?xml version="1.0" encoding="utf-8"?>
<math xmlns="http://www.w3.org/1998/Math/MathML">
  <semantics>
    <mrow>
      <mfenced open="⌈" close="⌉">
        <mrow>
          <mfrac>
            <mi>N</mi>
            <msup>
              <mn>2</mn>
              <mrow>
                <mrow>
                  <mi>h</mi>
                  <mo stretchy="false">+</mo>
                  <mn>1</mn>
                </mrow>
              </mrow>
            </msup>
          </mfrac>
        </mrow>
      </mfenced>
    </mrow>
    <annotation encoding="StarMath 5.0">left lceil N over 2^{h + 1} right rceil</annotation>
  </semantics>
</math>
</file>

<file path=Object 16/content.xml><?xml version="1.0" encoding="utf-8"?>
<math xmlns="http://www.w3.org/1998/Math/MathML">
  <semantics>
    <mrow>
      <mfrac>
        <mi>N</mi>
        <msup>
          <mn>2</mn>
          <mrow>
            <mrow>
              <mi>h</mi>
              <mo stretchy="false">+</mo>
              <mn>1</mn>
            </mrow>
          </mrow>
        </msup>
      </mfrac>
    </mrow>
    <annotation encoding="StarMath 5.0">N over 2^{h + 1}</annotation>
  </semantics>
</math>
</file>

<file path=Object 17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row>
              <mi mathvariant="italic">lg</mi>
              <mi>N</mi>
            </mrow>
          </munderover>
          <mrow>
            <mfrac>
              <mi>i</mi>
              <msup>
                <mn>2</mn>
                <mrow>
                  <mrow>
                    <mi>i</mi>
                    <mo stretchy="false">+</mo>
                    <mn>1</mn>
                  </mrow>
                </mrow>
              </msup>
            </mfrac>
          </mrow>
        </mrow>
        <mo stretchy="false">&lt;</mo>
        <mi>N</mi>
      </mrow>
    </mrow>
    <annotation encoding="StarMath 5.0">sum from i = 0 to {lg N} {i over 2^{i + 1} } &lt; N</annotation>
  </semantics>
</math>
</file>

<file path=Object 18/content.xml><?xml version="1.0" encoding="utf-8"?>
<math xmlns="http://www.w3.org/1998/Math/MathML">
  <semantics>
    <mrow>
      <mfenced open="(" close=")">
        <mrow>
          <msub>
            <mi>A</mi>
            <mrow>
              <mrow>
                <mrow>
                  <mo stretchy="false">⌊</mo>
                  <mrow>
                    <mrow>
                      <mi>N</mi>
                      <mo stretchy="false">/</mo>
                      <mn>2</mn>
                    </mrow>
                  </mrow>
                  <mo stretchy="false">⌋</mo>
                </mrow>
                <mo stretchy="false">+</mo>
                <mn>1</mn>
              </mrow>
            </mrow>
          </msub>
          <mi>,</mi>
          <msub>
            <mi>A</mi>
            <mrow>
              <mrow>
                <mrow>
                  <mo stretchy="false">⌊</mo>
                  <mrow>
                    <mrow>
                      <mi>N</mi>
                      <mo stretchy="false">/</mo>
                      <mn>2</mn>
                    </mrow>
                  </mrow>
                  <mo stretchy="false">⌋</mo>
                </mrow>
                <mo stretchy="false">+</mo>
                <mn>2</mn>
              </mrow>
            </mrow>
          </msub>
          <mn>...</mn>
          <msub>
            <mi>A</mi>
            <mi>N</mi>
          </msub>
        </mrow>
      </mfenced>
    </mrow>
    <annotation encoding="StarMath 5.0">left ( A_{lfloor N / 2 rfloor + 1}, A_{lfloor N / 2 rfloor + 2 }... A_N right )</annotation>
  </semantics>
</math>
</file>

<file path=Object 19/content.xml><?xml version="1.0" encoding="utf-8"?>
<math xmlns="http://www.w3.org/1998/Math/MathML">
  <semantics>
    <mrow>
      <mfenced open="(" close=")">
        <mrow>
          <msub>
            <mi>A</mi>
            <mrow>
              <mrow>
                <mo stretchy="false">⌊</mo>
                <mrow>
                  <mrow>
                    <mi>N</mi>
                    <mo stretchy="false">/</mo>
                    <mn>2</mn>
                  </mrow>
                </mrow>
                <mo stretchy="false">⌋</mo>
              </mrow>
            </mrow>
          </msub>
          <mi>,</mi>
          <msub>
            <mi>A</mi>
            <mrow>
              <mrow>
                <mo stretchy="false">⌊</mo>
                <mrow>
                  <mrow>
                    <mi>N</mi>
                    <mo stretchy="false">/</mo>
                    <mn>2</mn>
                  </mrow>
                </mrow>
                <mo stretchy="false">⌋</mo>
              </mrow>
              <mi>–</mi>
              <mn>1</mn>
            </mrow>
          </msub>
          <mn>...</mn>
          <mn>1</mn>
        </mrow>
      </mfenced>
    </mrow>
    <annotation encoding="StarMath 5.0">left( A_{lfloor N /2 rfloor}, A_{lfloor N /2 rfloor – 1}... 1 right )</annotation>
  </semantics>
</math>
</file>

<file path=Object 2/content.xml><?xml version="1.0" encoding="utf-8"?>
<math xmlns="http://www.w3.org/1998/Math/MathML">
  <semantics>
    <mrow>
      <mfenced open="[" close="]">
        <mrow>
          <msup>
            <mn>2</mn>
            <mrow>
              <mfenced open="⌊" close="⌋">
                <mrow>
                  <mi mathvariant="italic">lg</mi>
                  <mi>k</mi>
                </mrow>
              </mfenced>
            </mrow>
          </msup>
          <mi>,</mi>
          <mi mathvariant="italic">Min</mi>
          <mrow>
            <mo stretchy="false">(</mo>
            <mrow>
              <mi>N</mi>
              <mi>,</mi>
              <mrow>
                <mn>2k</mn>
                <mo stretchy="false">+</mo>
                <mn>1</mn>
              </mrow>
            </mrow>
            <mo stretchy="false">)</mo>
          </mrow>
        </mrow>
      </mfenced>
    </mrow>
    <annotation encoding="StarMath 5.0">left [2^{left lfloor lg k right rfloor}, Min(N, 2k + 1) right ]</annotation>
  </semantics>
</math>
</file>

<file path=Object 20/content.xml><?xml version="1.0" encoding="utf-8"?>
<math xmlns="http://www.w3.org/1998/Math/MathML">
  <semantics>
    <mrow>
      <mrow>
        <mrow>
          <msup>
            <mn>2</mn>
            <mi>h</mi>
          </msup>
          <mo stretchy="false">≤</mo>
          <mi>N</mi>
        </mrow>
        <mo stretchy="false">≤</mo>
        <mrow>
          <msup>
            <mn>2</mn>
            <mrow>
              <mrow>
                <mi>h</mi>
                <mo stretchy="false">+</mo>
                <mn>1</mn>
              </mrow>
            </mrow>
          </msup>
          <mo stretchy="false">−</mo>
          <mn>1</mn>
        </mrow>
      </mrow>
    </mrow>
    <annotation encoding="StarMath 5.0">2^h le N le 2^{h+1} - 1</annotation>
  </semantics>
</math>
</file>

<file path=Object 21/content.xml><?xml version="1.0" encoding="utf-8"?>
<math xmlns="http://www.w3.org/1998/Math/MathML">
  <semantics>
    <mrow>
      <mrow>
        <mrow>
          <msup>
            <mn>2</mn>
            <mi>h</mi>
          </msup>
          <mo stretchy="false">≤</mo>
          <mi>N</mi>
        </mrow>
        <mo stretchy="false">&lt;</mo>
        <msup>
          <mn>2</mn>
          <mrow>
            <mrow>
              <mi>h</mi>
              <mo stretchy="false">+</mo>
              <mn>1</mn>
            </mrow>
          </mrow>
        </msup>
      </mrow>
    </mrow>
    <annotation encoding="StarMath 5.0">2^h le N lt 2^{h+1}</annotation>
  </semantics>
</math>
</file>

<file path=Object 22/content.xml><?xml version="1.0" encoding="utf-8"?>
<math xmlns="http://www.w3.org/1998/Math/MathML">
  <semantics>
    <mrow>
      <mrow>
        <mi>h</mi>
        <mo stretchy="false">≤</mo>
        <mi mathvariant="italic">lg</mi>
      </mrow>
      <mrow>
        <mi>N</mi>
        <mo stretchy="false">&lt;</mo>
        <mrow>
          <mi>h</mi>
          <mo stretchy="false">+</mo>
          <mn>1</mn>
        </mrow>
      </mrow>
    </mrow>
    <annotation encoding="StarMath 5.0"> h le lg N lt h + 1</annotation>
  </semantics>
</math>
</file>

<file path=Object 3/content.xml><?xml version="1.0" encoding="utf-8"?>
<math xmlns="http://www.w3.org/1998/Math/MathML">
  <semantics>
    <mrow>
      <mrow>
        <mrow>
          <msup>
            <mn>2</mn>
            <mi>h</mi>
          </msup>
          <mo stretchy="false">≤</mo>
          <mi>N</mi>
        </mrow>
        <mo stretchy="false">≤</mo>
        <mrow>
          <msup>
            <mn>2</mn>
            <mrow>
              <mrow>
                <mi>h</mi>
                <mo stretchy="false">+</mo>
                <mn>1</mn>
              </mrow>
            </mrow>
          </msup>
          <mo stretchy="false">−</mo>
          <mn>1</mn>
        </mrow>
      </mrow>
    </mrow>
    <annotation encoding="StarMath 5.0">2^h le N le 2^{h+1} - 1</annotation>
  </semantics>
</math>
</file>

<file path=Object 4/content.xml><?xml version="1.0" encoding="utf-8"?>
<math xmlns="http://www.w3.org/1998/Math/MathML">
  <semantics>
    <mrow>
      <mi mathvariant="italic">lg</mi>
      <mrow>
        <mo stretchy="false">(</mo>
        <mrow>
          <mrow>
            <mi>N</mi>
            <mo stretchy="false">+</mo>
            <mn>1</mn>
          </mrow>
        </mrow>
        <mo stretchy="false">)</mo>
      </mrow>
      <mi>–</mi>
      <mrow>
        <mrow>
          <mn>1</mn>
          <mo stretchy="false">≤</mo>
          <mi>h</mi>
        </mrow>
        <mo stretchy="false">≤</mo>
        <mi mathvariant="italic">lg</mi>
      </mrow>
      <mi>N</mi>
    </mrow>
    <annotation encoding="StarMath 5.0"> lg(N+1) – 1 le h le lg N</annotation>
  </semantics>
</math>
</file>

<file path=Object 5/content.xml><?xml version="1.0" encoding="utf-8"?>
<math xmlns="http://www.w3.org/1998/Math/MathML">
  <semantics>
    <mrow>
      <msup>
        <mn>2</mn>
        <mi>h</mi>
      </msup>
      <mi>–</mi>
      <mn>1</mn>
    </mrow>
    <annotation encoding="StarMath 5.0"> 2^h – 1</annotation>
  </semantics>
</math>
</file>

<file path=Object 6/content.xml><?xml version="1.0" encoding="utf-8"?>
<math xmlns="http://www.w3.org/1998/Math/MathML">
  <semantics>
    <mrow>
      <mrow>
        <mi>N</mi>
        <mo stretchy="false">≥</mo>
        <msup>
          <mn>2</mn>
          <mi>h</mi>
        </msup>
      </mrow>
    </mrow>
    <annotation encoding="StarMath 5.0"> N ge 2^h</annotation>
  </semantics>
</math>
</file>

<file path=Object 7/content.xml><?xml version="1.0" encoding="utf-8"?>
<math xmlns="http://www.w3.org/1998/Math/MathML">
  <semantics>
    <mrow>
      <mrow>
        <mi>N</mi>
        <mo stretchy="false">≤</mo>
        <mrow>
          <msup>
            <mn>2</mn>
            <mrow>
              <mrow>
                <mi>h</mi>
                <mo stretchy="false">+</mo>
                <mn>1</mn>
              </mrow>
            </mrow>
          </msup>
          <mo stretchy="false">−</mo>
          <mn>1</mn>
        </mrow>
      </mrow>
    </mrow>
    <annotation encoding="StarMath 5.0"> N le 2^{h+1} - 1</annotation>
  </semantics>
</math>
</file>

<file path=Object 8/content.xml><?xml version="1.0" encoding="utf-8"?>
<math xmlns="http://www.w3.org/1998/Math/MathML">
  <semantics>
    <mrow>
      <mi>C</mi>
      <mrow>
        <mrow>
          <mo stretchy="false">(</mo>
          <mrow>
            <mi>N</mi>
          </mrow>
          <mo stretchy="false">)</mo>
        </mrow>
        <mo stretchy="false">=</mo>
        <mi>d</mi>
      </mrow>
      <msub>
        <mi>log</mi>
        <mi>d</mi>
      </msub>
      <mrow>
        <mi>N</mi>
        <mo stretchy="false">=</mo>
        <mfrac>
          <mrow>
            <mi>d</mi>
          </mrow>
          <mrow>
            <mi mathvariant="italic">lg</mi>
            <mi>d</mi>
          </mrow>
        </mfrac>
      </mrow>
      <mi mathvariant="italic">lg</mi>
      <mi>N</mi>
    </mrow>
    <annotation encoding="StarMath 5.0">C(N) = d log_d N = {d } over {lg d} lg N</annotation>
  </semantics>
</math>
</file>

<file path=Object 9/content.xml><?xml version="1.0" encoding="utf-8"?>
<math xmlns="http://www.w3.org/1998/Math/MathML">
  <semantics>
    <mrow>
      <mfrac>
        <mi>d</mi>
        <mrow>
          <mi mathvariant="italic">lg</mi>
          <mi>d</mi>
        </mrow>
      </mfrac>
    </mrow>
    <annotation encoding="StarMath 5.0"> d over {lg d}</annotation>
  </semantics>
</math>
</file>